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fad2"/>
    </style:style>
    <style:style style:name="P2" style:family="paragraph" style:parent-style-name="Standard">
      <style:text-properties officeooo:rsid="001092d0" officeooo:paragraph-rsid="001092d0"/>
    </style:style>
    <style:style style:name="P3" style:family="paragraph" style:parent-style-name="Standard">
      <style:text-properties officeooo:rsid="001092d0" officeooo:paragraph-rsid="001092d0"/>
    </style:style>
    <style:style style:name="P4" style:family="paragraph" style:parent-style-name="Standard">
      <style:text-properties officeooo:rsid="000afad2"/>
    </style:style>
    <style:style style:name="P5" style:family="paragraph" style:parent-style-name="Standard">
      <style:text-properties officeooo:rsid="000afad2" officeooo:paragraph-rsid="000fe82c"/>
    </style:style>
    <style:style style:name="P6" style:family="paragraph" style:parent-style-name="Standard">
      <style:text-properties officeooo:rsid="000afad2" officeooo:paragraph-rsid="0019ec94"/>
    </style:style>
    <style:style style:name="P7" style:family="paragraph" style:parent-style-name="Standard">
      <style:text-properties officeooo:rsid="000afad2" officeooo:paragraph-rsid="0025b6c5"/>
    </style:style>
    <style:style style:name="P8" style:family="paragraph" style:parent-style-name="Standard">
      <style:text-properties officeooo:rsid="000afad2" officeooo:paragraph-rsid="002db449"/>
    </style:style>
    <style:style style:name="P9" style:family="paragraph" style:parent-style-name="Standard">
      <style:text-properties officeooo:rsid="000afad2" officeooo:paragraph-rsid="0036ba90"/>
    </style:style>
    <style:style style:name="P10" style:family="paragraph" style:parent-style-name="Standard">
      <style:text-properties officeooo:rsid="000afad2" officeooo:paragraph-rsid="0036dd38"/>
    </style:style>
    <style:style style:name="P11" style:family="paragraph" style:parent-style-name="Standard">
      <style:text-properties officeooo:rsid="000afad2" officeooo:paragraph-rsid="003a6db5"/>
    </style:style>
    <style:style style:name="P12" style:family="paragraph" style:parent-style-name="Standard">
      <style:text-properties officeooo:rsid="000afad2" officeooo:paragraph-rsid="00412f1f"/>
    </style:style>
    <style:style style:name="P13" style:family="paragraph" style:parent-style-name="Standard">
      <style:text-properties officeooo:rsid="001b9499" officeooo:paragraph-rsid="00423ded"/>
    </style:style>
    <style:style style:name="P14" style:family="paragraph" style:parent-style-name="Standard">
      <style:text-properties officeooo:rsid="001b9499" officeooo:paragraph-rsid="0047c0c1"/>
    </style:style>
    <style:style style:name="P15" style:family="paragraph" style:parent-style-name="Standard">
      <style:text-properties officeooo:rsid="00423ded" officeooo:paragraph-rsid="0045722e"/>
    </style:style>
    <style:style style:name="T1" style:family="text">
      <style:text-properties officeooo:rsid="000e4269"/>
    </style:style>
    <style:style style:name="T2" style:family="text">
      <style:text-properties officeooo:rsid="000fe82c"/>
    </style:style>
    <style:style style:name="T3" style:family="text">
      <style:text-properties officeooo:rsid="001092d0"/>
    </style:style>
    <style:style style:name="T4" style:family="text">
      <style:text-properties officeooo:rsid="00112f32"/>
    </style:style>
    <style:style style:name="T5" style:family="text">
      <style:text-properties officeooo:rsid="0014e0b0"/>
    </style:style>
    <style:style style:name="T6" style:family="text">
      <style:text-properties officeooo:rsid="0016c35f"/>
    </style:style>
    <style:style style:name="T7" style:family="text">
      <style:text-properties officeooo:rsid="001832a3"/>
    </style:style>
    <style:style style:name="T8" style:family="text">
      <style:text-properties officeooo:rsid="0019ec94"/>
    </style:style>
    <style:style style:name="T9" style:family="text">
      <style:text-properties officeooo:rsid="001b9499"/>
    </style:style>
    <style:style style:name="T10" style:family="text">
      <style:text-properties officeooo:rsid="00220e6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092d0" style:font-weight-asian="bold" style:font-weight-complex="bold"/>
    </style:style>
    <style:style style:name="T13" style:family="text">
      <style:text-properties fo:font-weight="bold" officeooo:rsid="000fe82c" style:font-weight-asian="bold" style:font-weight-complex="bold"/>
    </style:style>
    <style:style style:name="T14" style:family="text">
      <style:text-properties fo:font-weight="bold" officeooo:rsid="00423ded" style:font-weight-asian="bold" style:font-weight-complex="bold"/>
    </style:style>
    <style:style style:name="T15" style:family="text">
      <style:text-properties fo:font-weight="bold" officeooo:rsid="0014e0b0" style:font-weight-asian="bold" style:font-weight-complex="bold"/>
    </style:style>
    <style:style style:name="T16" style:family="text">
      <style:text-properties officeooo:rsid="002fe5e9"/>
    </style:style>
    <style:style style:name="T17" style:family="text">
      <style:text-properties officeooo:rsid="0030c365"/>
    </style:style>
    <style:style style:name="T18" style:family="text">
      <style:text-properties officeooo:rsid="0031ee21"/>
    </style:style>
    <style:style style:name="T19" style:family="text">
      <style:text-properties officeooo:rsid="003548d7"/>
    </style:style>
    <style:style style:name="T20" style:family="text">
      <style:text-properties officeooo:rsid="003591e7"/>
    </style:style>
    <style:style style:name="T21" style:family="text">
      <style:text-properties officeooo:rsid="003bd162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423ded" style:font-weight-asian="normal" style:font-weight-complex="normal"/>
    </style:style>
    <style:style style:name="T24" style:family="text">
      <style:text-properties fo:font-weight="normal" officeooo:rsid="00440412" style:font-weight-asian="normal" style:font-weight-complex="normal"/>
    </style:style>
    <style:style style:name="T25" style:family="text">
      <style:text-properties fo:font-weight="normal" officeooo:rsid="00447594" style:font-weight-asian="normal" style:font-weight-complex="normal"/>
    </style:style>
    <style:style style:name="T26" style:family="text">
      <style:text-properties fo:font-weight="normal" officeooo:rsid="001b9499" style:font-weight-asian="normal" style:font-weight-complex="normal"/>
    </style:style>
    <style:style style:name="T27" style:family="text">
      <style:text-properties fo:font-weight="normal" officeooo:rsid="004e6aef" style:font-weight-asian="normal" style:font-weight-complex="normal"/>
    </style:style>
    <style:style style:name="T28" style:family="text">
      <style:text-properties fo:font-weight="normal" officeooo:rsid="004f3bb6" style:font-weight-asian="normal" style:font-weight-complex="normal"/>
    </style:style>
    <style:style style:name="T29" style:family="text">
      <style:text-properties officeooo:rsid="004f3bb6"/>
    </style:style>
    <style:style style:name="T30" style:family="text">
      <style:text-properties officeooo:rsid="0059dae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我们家的情况：我们家三个人，我<text:span text:style-name="T19">+</text:span>父母。我们家2001年移民加拿大，在<text:span text:style-name="T20">2005年成为c</text:span>itizen. 我父母年纪<text:span text:style-name="T10">60岁，</text:span>一直是税务居民<text:span text:style-name="T3">，每年报税，1万到3万，有报海外资产。 </text:span></text:p>
      <text:p text:style-name="P6"/>
      <text:p text:style-name="P9">我年纪<text:span text:style-name="T8">32岁, 2005-2008在多伦多大学读商科。2008-09在伦敦读master, 2010-2011在纽约读master. 2011到2012在纽约工作。 2013-2015在香港工作。2015-2019在深圳筹备自己创业。</text:span></text:p>
      <text:p text:style-name="P9"/>
      <text:p text:style-name="P10"><text:span text:style-name="T8">我在2017年向CRA递交了NR73表，获得CRA认可，成为了非税务居民。从2008年到2019年一直未在加拿大生活，是实际意义上的非居民；但是因为害怕麻烦，直到2017年才正式申请成为非税务居民。在纽约（2011-2012）和香港(2013-2015)工作期间在当地报过税，因为美国+香港跟加拿大有税务协议，所以收入没有在加拿大报，觉得涉及到外国的税/抵扣（tax credit/tax treaty）很麻烦。税务居民期间每年报税很少。</text:span></text:p>
      <text:p text:style-name="P9"/>
      <text:p text:style-name="P7">我在2019年5月回到加拿大，回来后打电话给<text:span text:style-name="T5">CRA，告知已经住在加拿大安省，想恢复</text:span>加拿大税务居民身份<text:span text:style-name="T5">，CRA的工作人员立即告知说已经恢复了。（</text:span><text:span text:style-name="T15">问题一：</text:span><text:span text:style-name="T5">恢复加拿大税务身份是否是打一个电话这么简单，需不需要填表？需不需要向CRA汇报非税务期间的收入？）</text:span></text:p>
      <text:p text:style-name="P1"/>
      <text:p text:style-name="P11">在<text:span text:style-name="T6">2019年6月，</text:span>我成立了两个corporation, corp <text:span text:style-name="T1">A是parent company; </text:span>里面有股票账户<text:span text:style-name="T7">，做量化投资，稳定盈利，A的目的：持有股票投资+作为地产公司的holding company</text:span>。<text:span text:style-name="T1">B</text:span>为专门持有地产而设立, 准备买房子, 然后翻建<text:span text:style-name="T2">，房子建设过程中有风险，所以放在B。以后计划：每买一个房子，准备成立一个corporation持有。每个房子的收入以后都会通过tax-free dividend 的方式流回A. （</text:span><text:span text:style-name="T13">问题二：</text:span><text:span text:style-name="T2">是否有必要成立管理公司Z, 所有房子的收入流入Z，在通过dividend流入A? 还是每个地产公司的租金直接流入A，不需要通过管理公司Z？)</text:span></text:p>
      <text:p text:style-name="P5"/>
      <text:p text:style-name="P5"/>
      <text:p text:style-name="P15"><text:span text:style-name="T11">问题三：</text:span><text:span text:style-name="T9">这种结构是否是最好的结构？风险在哪？</text:span></text:p>
      <text:p text:style-name="P5"/>
      <text:p text:style-name="P12"><text:span text:style-name="T11">问题四：</text:span><text:span text:style-name="T27">在</text:span><text:span text:style-name="T26">建设期间</text:span><text:span text:style-name="T23">，</text:span><text:span text:style-name="T26">B无租金收入</text:span><text:span text:style-name="T28">；</text:span><text:span text:style-name="T26">A有投资收入</text:span><text:span text:style-name="T23">，</text:span><text:span text:style-name="T24">A</text:span><text:span text:style-name="T23">帮助B还贷款。</text:span><text:span text:style-name="T26">如何用B的mortgage interest expense抵消A的投资收入</text:span><text:span text:style-name="T23">？两个</text:span><text:span text:style-name="T24">associated company，亏损的公司如何帮盈利的公司抵税？</text:span></text:p>
      <text:p text:style-name="P13"><text:span text:style-name="T23"/></text:p>
      <text:p text:style-name="P14"><text:span text:style-name="T14">问题五</text:span><text:span text:style-name="T23">：</text:span><text:span text:style-name="T22">A给B还贷的钱如何记账，是作为equity investment还是dividend? </text:span><text:span text:style-name="T25">A给B</text:span><text:span text:style-name="T22">是否可以发dividend? 用税前资金还是税后资金？</text:span></text:p>
      <text:p text:style-name="P13"><text:span text:style-name="T22"/></text:p>
      <text:p text:style-name="P14"><text:span text:style-name="T11">问题六</text:span><text:span text:style-name="T14">：</text:span>房子建好后，B把租金给A作为管理费，这个钱如何记账<text:span text:style-name="T29">？可以是dividend或者repayment of shareholder capital？如果涉及到A提供服务给B，是否要涉及到HST? </text:span></text:p>
      <text:p text:style-name="P5"/>
      <text:p text:style-name="P8"><text:span text:style-name="T11">问题七</text:span><text:span text:style-name="T12">：</text:span><text:span text:style-name="T3">家里通过亲戚朋友从中国大陆，转来了多笔美金。从中国转进来的美金最终都流入了A， 如何解释这些资金比较稳妥？</text:span></text:p>
      <text:p text:style-name="P1"/>
      <text:p text:style-name="P2">1. 父亲的外借减少<text:span text:style-name="T4">（生意伙伴还钱），之前父亲曾经报税有外借，明年报税中外借减少</text:span></text:p>
      <text:p text:style-name="P2">2. 亲戚朋友对于A的股权投资 (equity/s<text:span text:style-name="T30">hareholder</text:span> ownership)<text:span text:style-name="T16">，口头承诺/可出具share certificate</text:span></text:p>
      <text:p text:style-name="P2">3. 亲戚朋友对于A的tax-free loan<text:span text:style-name="T17">，口头/书面。</text:span></text:p>
      <text:p text:style-name="P2">4. 我的非税务居民期间的现金收入（2017/2018年<text:span text:style-name="T18">。无法提供海外报税记录和收入来源</text:span>）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6T09:59:07.738435909</meta:creation-date>
    <dc:date>2019-07-26T22:58:29.577393648</dc:date>
    <meta:editing-duration>PT1H15M25S</meta:editing-duration>
    <meta:editing-cycles>104</meta:editing-cycles>
    <meta:generator>LibreOffice/6.0.7.3$Linux_X86_64 LibreOffice_project/00m0$Build-3</meta:generator>
    <meta:document-statistic meta:table-count="0" meta:image-count="0" meta:object-count="0" meta:page-count="2" meta:paragraph-count="14" meta:word-count="982" meta:character-count="1392" meta:non-whitespace-character-count="1353"/>
  </office:meta>
</office:document-meta>
</file>